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text-properties fo:font-style="italic" fo:font-weight="bold" style:font-style-asian="italic" style:font-weight-asian="bold" style:font-style-complex="italic" style:font-weight-complex="bold"/>
    </style:style>
    <style:style style:name="P5" style:family="paragraph" style:parent-style-name="Standard" style:list-style-name="L1"/>
    <style:style style:name="P6" style:family="paragraph" style:parent-style-name="Standard" style:list-style-name="L2">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odule 1 - <text:s/>Basic Programming Concepts</text:p>
      <text:p text:style-name="Standard"/>
      <text:p text:style-name="P4">Chapter 1 - Introduction to Programming and Getting Started with the Ecere IDE</text:p>
      <text:p text:style-name="Standard"/>
      <text:p text:style-name="P1">Questionnaire</text:p>
      <text:p text:style-name="Standard"/>
      <text:list xml:id="list26630798" text:style-name="L1">
        <text:list-item>
          <text:p text:style-name="P5">In which radix (or base) is data (digitalized into numbers) represented inside computers?<text:line-break/></text:p>
        </text:list-item>
        <text:list-item>
          <text:p text:style-name="P5">Through which medium is data most often transmitted inside a computer system or network, and how does it map to those numbers?<text:line-break/></text:p>
        </text:list-item>
        <text:list-item>
          <text:p text:style-name="P5">Which component of the computer executes instructions?<text:line-break/></text:p>
        </text:list-item>
        <text:list-item>
          <text:p text:style-name="P5">In what year was the C programming language designed?<text:line-break/></text:p>
        </text:list-item>
        <text:list-item>
          <text:p text:style-name="P5">Who designed the C programming language?<text:line-break/></text:p>
        </text:list-item>
        <text:list-item>
          <text:p text:style-name="P5">The C programming language was designed as part of which operating system?<text:line-break/></text:p>
        </text:list-item>
        <text:list-item>
          <text:p text:style-name="P5">Which programming language is inherent to the Ecere SDK?<text:line-break/></text:p>
        </text:list-item>
        <text:list-item>
          <text:p text:style-name="P5">Which programming language is eC a superset of?<text:line-break/></text:p>
        </text:list-item>
        <text:list-item>
          <text:p text:style-name="P5">What is the name of the programming paradigm that eC, C++, Java, C# (among others) offer, but for which C does not provide any special construct?<text:line-break/></text:p>
        </text:list-item>
        <text:list-item>
          <text:p text:style-name="P5">What are the two processes that must happen for two source files to become an executable application, and how do we call the tools used to carry on these processes?<text:line-break/></text:p>
        </text:list-item>
        <text:list-item>
          <text:p text:style-name="P5">Name a C language keyword<text:line-break/></text:p>
        </text:list-item>
        <text:list-item>
          <text:p text:style-name="P5">Name a keyword <text:span text:style-name="T1">specific</text:span> to eC (not found in C)<text:line-break/></text:p>
        </text:list-item>
        <text:list-item>
          <text:p text:style-name="P5">What kind of source files (in which programming language(s)) can be built within the Ecere IDE as part of a project?<text:line-break/></text:p>
        </text:list-item>
        <text:list-item>
          <text:p text:style-name="P5">What is the hotkey for starting a Debug session in the Ecere IDE?<text:line-break/></text:p>
        </text:list-item>
        <text:list-item>
          <text:p text:style-name="P5">What is the hotkey for 'running' an application in the Ecere IDE (without the debugger)?<text:line-break/></text:p>
        </text:list-item>
        <text:list-item>
          <text:p text:style-name="P5">What is the hotkey for building an application without launching it?<text:line-break/></text:p>
        </text:list-item>
        <text:list-item>
          <text:p text:style-name="P5">What are the 3 types of targets one can create in the Ecere IDE?<text:line-break/></text:p>
        </text:list-item>
        <text:list-item>
          <text:p text:style-name="P5">What extension should a file containing code in the eC programming language have?<text:line-break/></text:p>
        </text:list-item>
        <text:list-item>
          <text:p text:style-name="P5">What extension should a file containing code in the C programming language have?<text:line-break/><text:line-break/></text:p>
        </text:list-item>
        <text:list-item>
          <text:p text:style-name="P5"><text:soft-page-break/>Name one extension which a file containing code in the C++ programming language could use<text:line-break/></text:p>
        </text:list-item>
        <text:list-item>
          <text:p text:style-name="P5">What is the entry point of an eC application?<text:line-break/></text:p>
        </text:list-item>
        <text:list-item>
          <text:p text:style-name="P5">Which C or eC function can I use to print output to the console?<text:line-break/></text:p>
        </text:list-item>
        <text:list-item>
          <text:p text:style-name="P5">To follow the coding conventions outlined in the <text:span text:style-name="T2">Ecere Tao of Programming</text:span><text:span text:style-name="T3">, how would you name a variable identifier representing a “First Row”?<text:line-break/></text:span></text:p>
        </text:list-item>
        <text:list-item>
          <text:p text:style-name="P5">To follow the coding conventions outlined in the <text:span text:style-name="T2">Ecere Tao of Programming</text:span><text:span text:style-name="T3">, how would you name a class representing “My Class”?<text:line-break/></text:span></text:p>
        </text:list-item>
        <text:list-item>
          <text:p text:style-name="P5">When the Ecere IDE reports a compiling error, how can you quickly jump to the offending line of code?<text:line-break/></text:p>
        </text:list-item>
        <text:list-item>
          <text:p text:style-name="P5">Give an example of a C or eC function call statement.<text:line-break/></text:p>
        </text:list-item>
        <text:list-item>
          <text:p text:style-name="P5">Give an example of a C or eC string literal.<text:line-break/></text:p>
        </text:list-item>
        <text:list-item>
          <text:p text:style-name="P5">Which programming book started the hello, world tradition?<text:line-break/></text:p>
        </text:list-item>
        <text:list-item>
          <text:p text:style-name="P5">Where is the home of the Ecere IDE / SDK / eC programming language on the web?<text:line-break/></text:p>
        </text:list-item>
        <text:list-item>
          <text:p text:style-name="P5">What is the URL of the Ecere forums on which one can ask for help with anything Ecere/eC related?<text:line-break/></text:p>
        </text:list-item>
        <text:list-item>
          <text:p text:style-name="P5">What character symbols are used to delimit blocks in C and eC ?<text:line-break/></text:p>
        </text:list-item>
        <text:list-item>
          <text:p text:style-name="P5">Which two types of things can go inside a function block in C and eC?<text:line-break/></text:p>
        </text:list-item>
        <text:list-item>
          <text:p text:style-name="P5">Which character symbol is used to distinguish multiple statements in C and eC?<text:line-break/></text:p>
        </text:list-item>
        <text:list-item>
          <text:p text:style-name="P5">What is the function of white space in C and eC?<text:line-break/></text:p>
        </text:list-item>
        <text:list-item>
          <text:p text:style-name="P5">By how many spaces are block levels indented by default in the IDE and in the <text:span text:style-name="T2">Ecere Tao of Programming</text:span><text:span text:style-name="T3">?</text:span></text:p>
        </text:list-item>
      </text:list>
      <text:p text:style-name="Standard"/>
      <text:p text:style-name="P1">Lab Work</text:p>
      <text:p text:style-name="P1"/>
      <text:list xml:id="list26619739" text:style-name="L2">
        <text:list-item>
          <text:p text:style-name="P6">Build a hello, world console application in eC. Use the eC PrintLn() function to display the message in the console. Provide (only!) the project and source file (one .epj file and one .ec file).</text:p>
        </text:list-item>
        <text:list-item>
          <text:p text:style-name="P6">Build a basic GUI application in eC: have a form with a button. When you click on the button, bring up a message box containing the text 'hello, world'. Provide (only!) the project and source file (one .epj file and one .ec file).</text:p>
        </text:list-item>
      </text:list>
      <text:p text:style-name="P2"/>
      <text:p text:style-name="P2">Don't forget there are a lot of resources available to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erome St-Louis</meta:initial-creator>
    <meta:creation-date>2010-09-05T02:45:47.17</meta:creation-date>
    <dc:date>2010-09-05T06:50:48.18</dc:date>
    <dc:creator>Jerome St-Louis</dc:creator>
    <meta:editing-duration>PT00H38M16S</meta:editing-duration>
    <meta:editing-cycles>18</meta:editing-cycles>
    <meta:generator>OpenOffice.org/3.2$Win32 OpenOffice.org_project/320m12$Build-9483</meta:generator>
    <meta:document-statistic meta:table-count="0" meta:image-count="0" meta:object-count="0" meta:page-count="2" meta:paragraph-count="42" meta:word-count="644" meta:character-count="3495"/>
  </office:meta>
</office:document-meta>
</file>